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D=0.5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amplitude</text:p>
          </table:table-cell>
          <table:table-cell office:value-type="string" calcext:value-type="string">
            <text:p>xneff (mV)</text:p>
          </table:table-cell>
          <table:table-cell office:value-type="string" calcext:value-type="string">
            <text:p>fn (khz)</text:p>
          </table:table-cell>
          <table:table-cell/>
          <table:table-cell office:value-type="string" calcext:value-type="string">
            <text:p>D=0.25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amplitude</text:p>
          </table:table-cell>
          <table:table-cell/>
          <table:table-cell office:value-type="string" calcext:value-type="string">
            <text:p>xneff (mV)</text:p>
          </table:table-cell>
          <table:table-cell office:value-type="string" calcext:value-type="string">
            <text:p>fn (khz)</text:p>
          </table:table-cell>
          <table:table-cell/>
          <table:table-cell office:value-type="string" calcext:value-type="string">
            <text:p>D=0.125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amplitude</text:p>
          </table:table-cell>
          <table:table-cell office:value-type="string" calcext:value-type="string">
            <text:p>xneff (mV)</text:p>
          </table:table-cell>
          <table:table-cell office:value-type="string" calcext:value-type="string">
            <text:p>fn (khz)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73.2" calcext:value-type="float">
            <text:p>173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9.96" calcext:value-type="float">
            <text:p>219.96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57.66" calcext:value-type="float">
            <text:p>157.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47.11" calcext:value-type="float">
            <text:p>147.11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1.4" calcext:value-type="float">
            <text:p>101.4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34.2" calcext:value-type="float">
            <text:p>134.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09.1" calcext:value-type="float">
            <text:p>109.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7.36" calcext:value-type="float">
            <text:p>87.36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4.4" calcext:value-type="float">
            <text:p>74.4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4.375" calcext:value-type="float">
            <text:p>64.375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5.6" calcext:value-type="float">
            <text:p>45.6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8.125" calcext:value-type="float">
            <text:p>48.125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4.1" calcext:value-type="float">
            <text:p>34.1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.9" calcext:value-type="float">
            <text:p>42.9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30.7" calcext:value-type="float">
            <text:p>30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40.69" calcext:value-type="float">
            <text:p>40.69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6.6" calcext:value-type="float">
            <text:p>36.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4.43" calcext:value-type="float">
            <text:p>34.43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.1" calcext:value-type="float">
            <text:p>24.1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140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29.42" calcext:value-type="float">
            <text:p>29.4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1.3" calcext:value-type="float">
            <text:p>21.3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1" table:number-columns-repeated="24"/>
        </table:table-row>
        <table:table-row table:style-name="ro1">
          <table:table-cell office:value-type="string" calcext:value-type="string">
            <text:p>D=0.5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amplitude</text:p>
          </table:table-cell>
          <table:table-cell office:value-type="string" calcext:value-type="string">
            <text:p>xneff (mV)</text:p>
          </table:table-cell>
          <table:table-cell office:value-type="string" calcext:value-type="string">
            <text:p>fn (Mhz)</text:p>
          </table:table-cell>
          <table:table-cell/>
          <table:table-cell office:value-type="string" calcext:value-type="string">
            <text:p>D=0.25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amplitude</text:p>
          </table:table-cell>
          <table:table-cell/>
          <table:table-cell office:value-type="string" calcext:value-type="string">
            <text:p>xneff (mV)</text:p>
          </table:table-cell>
          <table:table-cell office:value-type="string" calcext:value-type="string">
            <text:p>fn (Mhz)</text:p>
          </table:table-cell>
          <table:table-cell/>
          <table:table-cell office:value-type="string" calcext:value-type="string">
            <text:p>D=0.1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amplitude</text:p>
          </table:table-cell>
          <table:table-cell office:value-type="string" calcext:value-type="string">
            <text:p>xneff (mV)</text:p>
          </table:table-cell>
          <table:table-cell office:value-type="string" calcext:value-type="string">
            <text:p>fn (Mhz)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(nicht 0.125)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36.9" calcext:value-type="float">
            <text:p>13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8.4" calcext:value-type="float">
            <text:p>218.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27.5" calcext:value-type="float">
            <text:p>12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1.4" calcext:value-type="float">
            <text:p>101.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14.4" calcext:value-type="float">
            <text:p>114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01.3" calcext:value-type="float">
            <text:p>10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4.2" calcext:value-type="float">
            <text:p>84.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1.9" calcext:value-type="float">
            <text:p>61.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86.9" calcext:value-type="float">
            <text:p>86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3.1" calcext:value-type="float">
            <text:p>73.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5.6" calcext:value-type="float">
            <text:p>75.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3.8" calcext:value-type="float">
            <text:p>33.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1.9" calcext:value-type="float">
            <text:p>41.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37.9" calcext:value-type="float">
            <text:p>37.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0.7" calcext:value-type="float">
            <text:p>30.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14:59.496843253</meta:creation-date>
    <meta:generator>LibreOffice/6.2.3.2$Linux_X86_64 LibreOffice_project/20$Build-2</meta:generator>
    <dc:date>2019-05-28T14:10:48.568690655</dc:date>
    <meta:editing-duration>PT45M31S</meta:editing-duration>
    <meta:editing-cycles>23</meta:editing-cycles>
    <meta:document-statistic meta:table-count="1" meta:cell-count="288" meta:object-count="0"/>
  </office:meta>
</office:document-meta>
</file>